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line draw:style-name="gr1" draw:text-style-name="P1" draw:layer="layout" svg:x1="10.8cm" svg:y1="12.126cm" svg:x2="12.8cm" svg:y2="12.126cm">
          <text:p/>
        </draw:line>
        <draw:line draw:style-name="gr1" draw:text-style-name="P1" draw:layer="layout" svg:x1="10.074cm" svg:y1="9.2cm" svg:x2="10.074cm" svg:y2="7.2cm">
          <text:p/>
        </draw:line>
        <draw:line draw:style-name="gr1" draw:text-style-name="P1" draw:layer="layout" svg:x1="10.074cm" svg:y1="15.5cm" svg:x2="10.074cm" svg:y2="17.5cm">
          <text:p/>
        </draw:line>
        <draw:line draw:style-name="gr1" draw:text-style-name="P1" draw:layer="layout" svg:x1="9.4cm" svg:y1="12.126cm" svg:x2="7.4cm" svg:y2="12.126cm">
          <text:p/>
        </draw:line>
        <draw:g>
          <draw:path draw:style-name="gr2" draw:text-style-name="P1" draw:layer="layout" svg:width="0.359cm" svg:height="0.454cm" svg:x="13.065cm" svg:y="11.887cm" svg:viewBox="0 0 360 455" svg:d="m150 455c0-134 0-267 0-401-50 0-100 0-150 0 0-18 0-36 0-54 120 0 240 0 360 0 0 18 0 36 0 54-50 0-100 0-150 0 0 134 0 267 0 401-20 0-40 0-60 0z">
            <text:p/>
          </draw:path>
          <draw:path draw:style-name="gr2" draw:text-style-name="P1" draw:layer="layout" svg:width="0.307cm" svg:height="0.343cm" svg:x="13.393cm" svg:y="12.0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286cm" svg:height="0.462cm" svg:x="13.764cm" svg:y="12.005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-46 11-64 33-28 55-28 97z">
            <text:p/>
          </draw:path>
          <draw:path draw:style-name="gr2" draw:text-style-name="P1" draw:layer="layout" svg:width="0.172cm" svg:height="0.055cm" svg:x="14.093cm" svg:y="12.15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4.288cm" svg:y="11.8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2" draw:text-style-name="P1" draw:layer="layout" svg:width="0.342cm" svg:height="0.454cm" svg:x="4.653cm" svg:y="11.887cm" svg:viewBox="0 0 343 455" svg:d="m0 455v-455h170c35 0 63 5 84 14s37 23 49 42 18 40 18 60-5 38-16 55-26 31-47 42c27 8 48 22 63 41s22 43 22 69c0 21-4 41-13 60s-21 32-34 42-30 17-50 22-44 8-73 8zm-113-264h98c27 0 46-2 58-5 15-5 27-12 34-23s12-24 12-39-4-29-11-40-17-19-31-24-36-6-69-6h-91zm0 347h113c20 0 33-1 41-2 14-3 26-7 35-13s17-14 23-25 9-24 9-38c0-17-4-32-13-44s-21-21-36-26-38-8-67-8h-105z">
            <text:p/>
          </draw:path>
          <draw:path draw:style-name="gr2" draw:text-style-name="P1" draw:layer="layout" svg:width="0.307cm" svg:height="0.343cm" svg:x="5.05cm" svg:y="12.0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16cm" svg:height="0.448cm" svg:x="5.391cm" svg:y="11.8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16cm" svg:height="0.448cm" svg:x="5.569cm" svg:y="11.8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307cm" svg:height="0.343cm" svg:x="5.757cm" svg:y="12.0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447cm" svg:height="0.336cm" svg:x="6.13cm" svg:y="12.005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2" draw:text-style-name="P1" draw:layer="layout" svg:width="0.172cm" svg:height="0.055cm" svg:x="6.636cm" svg:y="12.15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6.831cm" svg:y="11.8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2" draw:text-style-name="P1" draw:layer="layout" svg:width="0.359cm" svg:height="0.454cm" svg:x="9.259cm" svg:y="6.379cm" svg:viewBox="0 0 360 455" svg:d="m150 455c0-134 0-267 0-401-50 0-100 0-150 0 0-18 0-36 0-54 120 0 240 0 360 0 0 18 0 36 0 54-50 0-100 0-150 0 0 134 0 267 0 401-20 0-40 0-60 0z">
            <text:p/>
          </draw:path>
          <draw:path draw:style-name="gr2" draw:text-style-name="P1" draw:layer="layout" svg:width="0.307cm" svg:height="0.343cm" svg:x="9.587cm" svg:y="6.4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286cm" svg:height="0.462cm" svg:x="9.958cm" svg:y="6.497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-46 11-64 33-28 55-28 97z">
            <text:p/>
          </draw:path>
          <draw:path draw:style-name="gr2" draw:text-style-name="P1" draw:layer="layout" svg:width="0.172cm" svg:height="0.055cm" svg:x="10.287cm" svg:y="6.642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0.482cm" svg:y="6.379cm" svg:viewBox="0 0 416 455" svg:d="m175 455v-193l-175-262h72l90 138c16 26 31 51 46 76 14-24 31-50 50-80l88-134h70l-181 262v193z">
            <text:p/>
          </draw:path>
        </draw:g>
        <draw:g>
          <draw:path draw:style-name="gr2" draw:text-style-name="P1" draw:layer="layout" svg:width="0.342cm" svg:height="0.454cm" svg:x="8.797cm" svg:y="17.779cm" svg:viewBox="0 0 343 455" svg:d="m0 455v-455h170c35 0 63 5 84 14s37 23 49 42 18 40 18 60-5 38-16 55-26 31-47 42c27 8 48 22 63 41s22 43 22 69c0 21-4 41-13 60s-21 32-34 42-30 17-50 22-44 8-73 8zm-113-264h98c27 0 46-2 58-5 15-5 27-12 34-23s12-24 12-39-4-29-11-40-17-19-31-24-36-6-69-6h-91zm0 347h113c20 0 33-1 41-2 14-3 26-7 35-13s17-14 23-25 9-24 9-38c0-17-4-32-13-44s-21-21-36-26-38-8-67-8h-105z">
            <text:p/>
          </draw:path>
          <draw:path draw:style-name="gr2" draw:text-style-name="P1" draw:layer="layout" svg:width="0.307cm" svg:height="0.343cm" svg:x="9.194cm" svg:y="17.8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16cm" svg:height="0.448cm" svg:x="9.535cm" svg:y="17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16cm" svg:height="0.448cm" svg:x="9.713cm" svg:y="17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307cm" svg:height="0.343cm" svg:x="9.901cm" svg:y="17.8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447cm" svg:height="0.336cm" svg:x="10.274cm" svg:y="17.897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2" draw:text-style-name="P1" draw:layer="layout" svg:width="0.172cm" svg:height="0.055cm" svg:x="10.78cm" svg:y="18.042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0.975cm" svg:y="17.779cm" svg:viewBox="0 0 416 455" svg:d="m175 455v-193l-175-262h72l90 138c16 26 31 51 46 76 14-24 31-50 50-80l88-134h70l-181 262v193z">
            <text:p/>
          </draw:path>
        </draw:g>
        <draw:rect draw:style-name="gr3" draw:text-style-name="P1" draw:layer="layout" svg:width="0.7cm" svg:height="5.6cm" svg:x="9.7cm" svg:y="9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05T12:08:16.04</meta:creation-date>
    <dc:date>2014-02-28T12:25:02.59</dc:date>
    <dc:creator>Manuel Navarro Pérez</dc:creator>
    <meta:editing-duration>PT17M25S</meta:editing-duration>
    <meta:editing-cycles>4</meta:editing-cycles>
    <meta:generator>OpenOffice.org/3.3$Win32 OpenOffice.org_project/330m20$Build-9567</meta:generator>
    <meta:document-statistic meta:object-count="35"/>
  </office:meta>
</office:document-meta>
</file>